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1]-[.H1])/[.H1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10">
            <text:p>810</text:p>
          </table:table-cell>
          <table:table-cell table:formula="of:=ABS([.I2]-[.H2])/[.H2]" office:value-type="float" office:value="0.108910891089109">
            <text:p>0.1089108911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674">
            <text:p>674</text:p>
          </table:table-cell>
          <table:table-cell table:formula="of:=ABS([.I3]-[.H3])/[.H3]" office:value-type="float" office:value="0.246085011185682">
            <text:p>0.2460850112</text:p>
          </table:table-cell>
          <table:table-cell/>
          <table:table-cell table:formula="of:=[.$F101]" office:value-type="float" office:value="0.69047619047619">
            <text:p>0.6904761905</text:p>
          </table:table-cell>
          <table:table-cell table:formula="of:=[.J101]" office:value-type="float" office:value="0.306757373150048">
            <text:p>0.3067573732</text:p>
          </table:table-cell>
          <table:table-cell table:formula="of:=[.$F22]" office:value-type="float" office:value="1">
            <text:p>1</text:p>
          </table:table-cell>
          <table:table-cell table:formula="of:=[.$J22]" office:value-type="float" office:value="0.059685793108234">
            <text:p>0.0596857931</text:p>
          </table:table-cell>
          <table:table-cell table:formula="of:=[.$F44]" office:value-type="float" office:value="1">
            <text:p>1</text:p>
          </table:table-cell>
          <table:table-cell table:formula="of:=[.$J44]" office:value-type="float" office:value="0.127645543816706">
            <text:p>0.1276455438</text:p>
          </table:table-cell>
          <table:table-cell table:formula="of:=[.$F66]" office:value-type="float" office:value="0.761904761904762">
            <text:p>0.7619047619</text:p>
          </table:table-cell>
          <table:table-cell table:formula="of:=[.$J66]" office:value-type="float" office:value="0.164567583508089">
            <text:p>0.1645675835</text:p>
          </table:table-cell>
          <table:table-cell table:formula="of:=[.$F88]" office:value-type="float" office:value="0">
            <text:p>0</text:p>
          </table:table-cell>
          <table:table-cell table:formula="of:=[.$J88]" office:value-type="float" office:value="0.875130572167164">
            <text:p>0.8751305722</text:p>
          </table:table-cell>
          <table:table-cell table:formula="of:=[.$F94]" office:value-type="float" office:value="0.2">
            <text:p>0.2</text:p>
          </table:table-cell>
          <table:table-cell table:formula="of:=[.$J94]" office:value-type="float" office:value="0.710322806012619">
            <text:p>0.710322806</text:p>
          </table:table-cell>
          <table:table-cell table:formula="of:=[.$F100]" office:value-type="float" office:value="0">
            <text:p>0</text:p>
          </table:table-cell>
          <table:table-cell table:formula="of:=[.$J100]" office:value-type="float" office:value="0.543255980077621">
            <text:p>0.5432559801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839">
            <text:p>839</text:p>
          </table:table-cell>
          <table:table-cell table:formula="of:=ABS([.I4]-[.H4])/[.H4]" office:value-type="float" office:value="0.0311778290993072">
            <text:p>0.03117782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1016">
            <text:p>1016</text:p>
          </table:table-cell>
          <table:table-cell table:formula="of:=ABS([.I5]-[.H5])/[.H5]" office:value-type="float" office:value="0.0460093896713615">
            <text:p>0.04600938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6]-[.H6])/[.H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71">
            <text:p>871</text:p>
          </table:table-cell>
          <table:table-cell table:formula="of:=ABS([.I7]-[.H7])/[.H7]" office:value-type="float" office:value="0.0213483146067416">
            <text:p>0.02134831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22">
            <text:p>1022</text:p>
          </table:table-cell>
          <table:table-cell table:formula="of:=ABS([.I8]-[.H8])/[.H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27">
            <text:p>827</text:p>
          </table:table-cell>
          <table:table-cell table:formula="of:=ABS([.I9]-[.H9])/[.H9]" office:value-type="float" office:value="0.0394889663182346">
            <text:p>0.03948896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893">
            <text:p>893</text:p>
          </table:table-cell>
          <table:table-cell table:formula="of:=ABS([.I10]-[.H10])/[.H10]" office:value-type="float" office:value="0.0366774541531823">
            <text:p>0.03667745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873">
            <text:p>873</text:p>
          </table:table-cell>
          <table:table-cell table:formula="of:=ABS([.I11]-[.H11])/[.H11]" office:value-type="float" office:value="0.0510869565217391">
            <text:p>0.05108695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1056">
            <text:p>1056</text:p>
          </table:table-cell>
          <table:table-cell table:formula="of:=ABS([.I12]-[.H12])/[.H12]" office:value-type="float" office:value="0.0149253731343284">
            <text:p>0.01492537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917">
            <text:p>917</text:p>
          </table:table-cell>
          <table:table-cell table:formula="of:=ABS([.I13]-[.H13])/[.H13]" office:value-type="float" office:value="0.0337197049525817">
            <text:p>0.0337197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881">
            <text:p>881</text:p>
          </table:table-cell>
          <table:table-cell table:formula="of:=ABS([.I14]-[.H14])/[.H14]" office:value-type="float" office:value="0.044468546637744">
            <text:p>0.04446854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01">
            <text:p>801</text:p>
          </table:table-cell>
          <table:table-cell table:formula="of:=ABS([.I15]-[.H15])/[.H15]" office:value-type="float" office:value="0.0243605359317905">
            <text:p>0.02436053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21">
            <text:p>921</text:p>
          </table:table-cell>
          <table:table-cell table:formula="of:=ABS([.I16]-[.H16])/[.H16]" office:value-type="float" office:value="0.0602040816326531">
            <text:p>0.06020408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989">
            <text:p>989</text:p>
          </table:table-cell>
          <table:table-cell table:formula="of:=ABS([.I17]-[.H17])/[.H17]" office:value-type="float" office:value="0.0284872298624754">
            <text:p>0.02848722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071">
            <text:p>1071</text:p>
          </table:table-cell>
          <table:table-cell table:formula="of:=ABS([.I18]-[.H18])/[.H18]" office:value-type="float" office:value="0.085397096498719">
            <text:p>0.08539709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945">
            <text:p>945</text:p>
          </table:table-cell>
          <table:table-cell table:formula="of:=ABS([.I19]-[.H19])/[.H19]" office:value-type="float" office:value="0.0939597315436242">
            <text:p>0.09395973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880">
            <text:p>880</text:p>
          </table:table-cell>
          <table:table-cell table:formula="of:=ABS([.I20]-[.H20])/[.H20]" office:value-type="float" office:value="0.113796576032226">
            <text:p>0.1137965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935">
            <text:p>935</text:p>
          </table:table-cell>
          <table:table-cell table:formula="of:=ABS([.I21]-[.H21])/[.H21]" office:value-type="float" office:value="0.173297966401415">
            <text:p>0.173297966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21">
            <text:p>21</text:p>
          </table:table-cell>
          <table:table-cell table:style-name="ce1" table:formula="of:=[.E22]/21" office:value-type="float" office:value="1">
            <text:p>1</text:p>
          </table:table-cell>
          <table:table-cell table:number-columns-repeated="3"/>
          <table:table-cell table:style-name="ce1" table:formula="of:=AVERAGE([.J1:.J21])" office:value-type="float" office:value="0.059685793108234">
            <text:p>0.05968579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676">
            <text:p>676</text:p>
          </table:table-cell>
          <table:table-cell table:formula="of:=ABS([.I23]-[.H23])/[.H23]" office:value-type="float" office:value="0.151819322459222">
            <text:p>0.15181932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819">
            <text:p>819</text:p>
          </table:table-cell>
          <table:table-cell table:formula="of:=ABS([.I24]-[.H24])/[.H24]" office:value-type="float" office:value="0.0693181818181818">
            <text:p>0.06931818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364">
            <text:p>364</text:p>
          </table:table-cell>
          <table:table-cell table:formula="of:=ABS([.I25]-[.H25])/[.H25]" office:value-type="float" office:value="0.592841163310962">
            <text:p>0.59284116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43">
            <text:p>743</text:p>
          </table:table-cell>
          <table:table-cell table:formula="of:=ABS([.I26]-[.H26])/[.H26]" office:value-type="float" office:value="0.0642317380352645">
            <text:p>0.0642317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928">
            <text:p>928</text:p>
          </table:table-cell>
          <table:table-cell table:formula="of:=ABS([.I27]-[.H27])/[.H27]" office:value-type="float" office:value="0.128638497652582">
            <text:p>0.12863849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634">
            <text:p>634</text:p>
          </table:table-cell>
          <table:table-cell table:formula="of:=ABS([.I28]-[.H28])/[.H28]" office:value-type="float" office:value="0.27872582480091">
            <text:p>0.27872582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13">
            <text:p>813</text:p>
          </table:table-cell>
          <table:table-cell table:formula="of:=ABS([.I29]-[.H29])/[.H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970">
            <text:p>970</text:p>
          </table:table-cell>
          <table:table-cell table:formula="of:=ABS([.I30]-[.H30])/[.H30]" office:value-type="float" office:value="0.0348258706467662">
            <text:p>0.03482587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681">
            <text:p>681</text:p>
          </table:table-cell>
          <table:table-cell table:formula="of:=ABS([.I31]-[.H31])/[.H31]" office:value-type="float" office:value="0.105124835742444">
            <text:p>0.10512483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618">
            <text:p>618</text:p>
          </table:table-cell>
          <table:table-cell table:formula="of:=ABS([.I32]-[.H32])/[.H32]" office:value-type="float" office:value="0.214739517153748">
            <text:p>0.21473951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492">
            <text:p>492</text:p>
          </table:table-cell>
          <table:table-cell table:formula="of:=ABS([.I33]-[.H33])/[.H33]" office:value-type="float" office:value="0.379571248423707">
            <text:p>0.37957124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11">
            <text:p>1011</text:p>
          </table:table-cell>
          <table:table-cell table:formula="of:=ABS([.I34]-[.H34])/[.H3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35]-[.H35])/[.H3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820">
            <text:p>820</text:p>
          </table:table-cell>
          <table:table-cell table:formula="of:=ABS([.I36]-[.H36])/[.H36]" office:value-type="float" office:value="0.0858416945373467">
            <text:p>0.08584169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85">
            <text:p>685</text:p>
          </table:table-cell>
          <table:table-cell table:formula="of:=ABS([.I37]-[.H37])/[.H37]" office:value-type="float" office:value="0.0406162464985994">
            <text:p>0.04061624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846">
            <text:p>846</text:p>
          </table:table-cell>
          <table:table-cell table:formula="of:=ABS([.I38]-[.H38])/[.H38]" office:value-type="float" office:value="0.128733264675592">
            <text:p>0.12873326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57">
            <text:p>857</text:p>
          </table:table-cell>
          <table:table-cell table:formula="of:=ABS([.I39]-[.H39])/[.H39]" office:value-type="float" office:value="0.062363238512035">
            <text:p>0.06236323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844">
            <text:p>844</text:p>
          </table:table-cell>
          <table:table-cell table:formula="of:=ABS([.I40]-[.H40])/[.H40]" office:value-type="float" office:value="0.257695690413369">
            <text:p>0.25769569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41]-[.H41])/[.H4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66">
            <text:p>866</text:p>
          </table:table-cell>
          <table:table-cell table:formula="of:=ABS([.I42]-[.H42])/[.H4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856">
            <text:p>856</text:p>
          </table:table-cell>
          <table:table-cell table:formula="of:=ABS([.I43]-[.H43])/[.H43]" office:value-type="float" office:value="0.0854700854700855">
            <text:p>0.085470085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21">
            <text:p>21</text:p>
          </table:table-cell>
          <table:table-cell table:style-name="ce1" table:formula="of:=[.E44]/21" office:value-type="float" office:value="1">
            <text:p>1</text:p>
          </table:table-cell>
          <table:table-cell table:number-columns-repeated="3"/>
          <table:table-cell table:style-name="ce1" table:formula="of:=AVERAGE([.J23:.J43])" office:value-type="float" office:value="0.127645543816706">
            <text:p>0.1276455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604">
            <text:p>604</text:p>
          </table:table-cell>
          <table:table-cell table:formula="of:=ABS([.I45]-[.H45])/[.H45]" office:value-type="float" office:value="0.184885290148448">
            <text:p>0.18488529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757">
            <text:p>757</text:p>
          </table:table-cell>
          <table:table-cell table:formula="of:=ABS([.I46]-[.H46])/[.H46]" office:value-type="float" office:value="0.0757020757020757">
            <text:p>0.07570207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845">
            <text:p>845</text:p>
          </table:table-cell>
          <table:table-cell table:formula="of:=ABS([.I47]-[.H47])/[.H47]" office:value-type="float" office:value="0.0588972431077694">
            <text:p>0.05889724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670">
            <text:p>670</text:p>
          </table:table-cell>
          <table:table-cell table:formula="of:=ABS([.I48]-[.H48])/[.H48]" office:value-type="float" office:value="0.024745269286754">
            <text:p>0.02474526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956">
            <text:p>956</text:p>
          </table:table-cell>
          <table:table-cell table:formula="of:=ABS([.I49]-[.H49])/[.H49]" office:value-type="float" office:value="0.0590551181102362">
            <text:p>0.05905511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859">
            <text:p>859</text:p>
          </table:table-cell>
          <table:table-cell table:formula="of:=ABS([.I50]-[.H50])/[.H50]" office:value-type="float" office:value="0.160810810810811">
            <text:p>0.16081081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583">
            <text:p>583</text:p>
          </table:table-cell>
          <table:table-cell table:formula="of:=ABS([.I51]-[.H51])/[.H51]" office:value-type="float" office:value="0.182328190743338">
            <text:p>0.18232819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98">
            <text:p>898</text:p>
          </table:table-cell>
          <table:table-cell table:formula="of:=ABS([.I52]-[.H52])/[.H5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274">
            <text:p>274</text:p>
          </table:table-cell>
          <table:table-cell table:formula="of:=ABS([.I53]-[.H53])/[.H53]" office:value-type="float" office:value="0.485928705440901">
            <text:p>0.48592870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83">
            <text:p>683</text:p>
          </table:table-cell>
          <table:table-cell table:formula="of:=ABS([.I54]-[.H54])/[.H54]" office:value-type="float" office:value="0.0579310344827586">
            <text:p>0.05793103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476">
            <text:p>476</text:p>
          </table:table-cell>
          <table:table-cell table:formula="of:=ABS([.I55]-[.H55])/[.H55]" office:value-type="float" office:value="0.355886332882273">
            <text:p>0.3558863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034">
            <text:p>1034</text:p>
          </table:table-cell>
          <table:table-cell table:formula="of:=ABS([.I56]-[.H56])/[.H56]" office:value-type="float" office:value="0.223668639053254">
            <text:p>0.22366863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791">
            <text:p>791</text:p>
          </table:table-cell>
          <table:table-cell table:formula="of:=ABS([.I57]-[.H57])/[.H57]" office:value-type="float" office:value="0.04583835946924">
            <text:p>0.04583835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581">
            <text:p>581</text:p>
          </table:table-cell>
          <table:table-cell table:formula="of:=ABS([.I58]-[.H58])/[.H58]" office:value-type="float" office:value="0.159189580318379">
            <text:p>0.15918958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340">
            <text:p>340</text:p>
          </table:table-cell>
          <table:table-cell table:formula="of:=ABS([.I59]-[.H59])/[.H59]" office:value-type="float" office:value="0.454253611556982">
            <text:p>0.45425361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626">
            <text:p>626</text:p>
          </table:table-cell>
          <table:table-cell table:formula="of:=ABS([.I60]-[.H60])/[.H60]" office:value-type="float" office:value="0.260047281323877">
            <text:p>0.26004728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1030">
            <text:p>1030</text:p>
          </table:table-cell>
          <table:table-cell table:formula="of:=ABS([.I61]-[.H61])/[.H61]" office:value-type="float" office:value="0.12691466083151">
            <text:p>0.12691466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909">
            <text:p>909</text:p>
          </table:table-cell>
          <table:table-cell table:formula="of:=ABS([.I62]-[.H62])/[.H62]" office:value-type="float" office:value="0.085513078470825">
            <text:p>0.08551307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63]-[.H63])/[.H6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961">
            <text:p>961</text:p>
          </table:table-cell>
          <table:table-cell table:formula="of:=ABS([.I64]-[.H64])/[.H64]" office:value-type="float" office:value="0.288203753351206">
            <text:p>0.2882037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763">
            <text:p>763</text:p>
          </table:table-cell>
          <table:table-cell table:formula="of:=ABS([.I65]-[.H65])/[.H65]" office:value-type="float" office:value="0.166120218579235">
            <text:p>0.166120218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16">
            <text:p>16</text:p>
          </table:table-cell>
          <table:table-cell table:style-name="ce1" table:formula="of:=[.E66]/21" office:value-type="float" office:value="0.761904761904762">
            <text:p>0.7619047619</text:p>
          </table:table-cell>
          <table:table-cell table:number-columns-repeated="3"/>
          <table:table-cell table:style-name="ce1" table:formula="of:=AVERAGE([.J45:.J65])" office:value-type="float" office:value="0.164567583508089">
            <text:p>0.16456758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772">
            <text:p>772</text:p>
          </table:table-cell>
          <table:table-cell table:formula="of:=ABS([.I67]-[.H67])/[.H67]" office:value-type="float" office:value="0.537848605577689">
            <text:p>0.53784860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195">
            <text:p>1195</text:p>
          </table:table-cell>
          <table:table-cell table:formula="of:=ABS([.I68]-[.H68])/[.H68]" office:value-type="float" office:value="0.604026845637584">
            <text:p>0.60402684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942">
            <text:p>942</text:p>
          </table:table-cell>
          <table:table-cell table:formula="of:=ABS([.I69]-[.H69])/[.H69]" office:value-type="float" office:value="0.744444444444444">
            <text:p>0.74444444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779">
            <text:p>779</text:p>
          </table:table-cell>
          <table:table-cell table:formula="of:=ABS([.I70]-[.H70])/[.H70]" office:value-type="float" office:value="0.859188544152745">
            <text:p>0.85918854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28">
            <text:p>928</text:p>
          </table:table-cell>
          <table:table-cell table:formula="of:=ABS([.I71]-[.H71])/[.H71]" office:value-type="float" office:value="0.370753323485967">
            <text:p>0.37075332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935">
            <text:p>935</text:p>
          </table:table-cell>
          <table:table-cell table:formula="of:=ABS([.I72]-[.H72])/[.H72]" office:value-type="float" office:value="0.140243902439024">
            <text:p>0.14024390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52">
            <text:p>552</text:p>
          </table:table-cell>
          <table:table-cell table:formula="of:=ABS([.I73]-[.H73])/[.H73]" office:value-type="float" office:value="0.757961783439491">
            <text:p>0.75796178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096">
            <text:p>1096</text:p>
          </table:table-cell>
          <table:table-cell table:formula="of:=ABS([.I74]-[.H74])/[.H74]" office:value-type="float" office:value="0.306317044100119">
            <text:p>0.30631704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825">
            <text:p>825</text:p>
          </table:table-cell>
          <table:table-cell table:formula="of:=ABS([.I75]-[.H75])/[.H75]" office:value-type="float" office:value="0.412671232876712">
            <text:p>0.4126712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844">
            <text:p>844</text:p>
          </table:table-cell>
          <table:table-cell table:formula="of:=ABS([.I76]-[.H76])/[.H76]" office:value-type="float" office:value="4.02380952380952">
            <text:p>4.02380952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02">
            <text:p>802</text:p>
          </table:table-cell>
          <table:table-cell table:formula="of:=ABS([.I77]-[.H77])/[.H77]" office:value-type="float" office:value="0.411971830985916">
            <text:p>0.4119718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915">
            <text:p>915</text:p>
          </table:table-cell>
          <table:table-cell table:formula="of:=ABS([.I78]-[.H78])/[.H78]" office:value-type="float" office:value="0.596858638743455">
            <text:p>0.59685863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03">
            <text:p>903</text:p>
          </table:table-cell>
          <table:table-cell table:formula="of:=ABS([.I79]-[.H79])/[.H79]" office:value-type="float" office:value="1.9413680781759">
            <text:p>1.94136807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959">
            <text:p>959</text:p>
          </table:table-cell>
          <table:table-cell table:formula="of:=ABS([.I80]-[.H80])/[.H80]" office:value-type="float" office:value="1.31642512077295">
            <text:p>1.31642512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065">
            <text:p>1065</text:p>
          </table:table-cell>
          <table:table-cell table:formula="of:=ABS([.I81]-[.H81])/[.H81]" office:value-type="float" office:value="0.326276463262765">
            <text:p>0.32627646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19">
            <text:p>919</text:p>
          </table:table-cell>
          <table:table-cell table:formula="of:=ABS([.I82]-[.H82])/[.H82]" office:value-type="float" office:value="1.12240184757506">
            <text:p>1.1224018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39">
            <text:p>939</text:p>
          </table:table-cell>
          <table:table-cell table:formula="of:=ABS([.I83]-[.H83])/[.H83]" office:value-type="float" office:value="0.316970546984572">
            <text:p>0.3169705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977">
            <text:p>977</text:p>
          </table:table-cell>
          <table:table-cell table:formula="of:=ABS([.I84]-[.H84])/[.H84]" office:value-type="float" office:value="0.553259141494436">
            <text:p>0.55325914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09">
            <text:p>909</text:p>
          </table:table-cell>
          <table:table-cell table:formula="of:=ABS([.I85]-[.H85])/[.H85]" office:value-type="float" office:value="0.963282937365011">
            <text:p>0.96328293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44">
            <text:p>944</text:p>
          </table:table-cell>
          <table:table-cell table:formula="of:=ABS([.I86]-[.H86])/[.H86]" office:value-type="float" office:value="0.517684887459807">
            <text:p>0.51768488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899">
            <text:p>899</text:p>
          </table:table-cell>
          <table:table-cell table:formula="of:=ABS([.I87]-[.H87])/[.H87]" office:value-type="float" office:value="1.55397727272727">
            <text:p>1.553977272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0">
            <text:p>0</text:p>
          </table:table-cell>
          <table:table-cell table:style-name="ce1" table:formula="of:=[.E88]/21" office:value-type="float" office:value="0">
            <text:p>0</text:p>
          </table:table-cell>
          <table:table-cell table:number-columns-repeated="3"/>
          <table:table-cell table:style-name="ce1" table:formula="of:=AVERAGE([.J67:.J87])" office:value-type="float" office:value="0.875130572167164">
            <text:p>0.87513057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984">
            <text:p>984</text:p>
          </table:table-cell>
          <table:table-cell table:formula="of:=ABS([.I89]-[.H89])/[.H89]" office:value-type="float" office:value="0.735449735449735">
            <text:p>0.73544973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329">
            <text:p>329</text:p>
          </table:table-cell>
          <table:table-cell table:formula="of:=ABS([.I90]-[.H90])/[.H90]" office:value-type="float" office:value="0.452579034941764">
            <text:p>0.45257903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048">
            <text:p>1048</text:p>
          </table:table-cell>
          <table:table-cell table:formula="of:=ABS([.I91]-[.H91])/[.H91]" office:value-type="float" office:value="0.912408759124088">
            <text:p>0.91240875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887">
            <text:p>887</text:p>
          </table:table-cell>
          <table:table-cell table:formula="of:=ABS([.I92]-[.H92])/[.H92]" office:value-type="float" office:value="1.07242990654206">
            <text:p>1.07242990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12">
            <text:p>1012</text:p>
          </table:table-cell>
          <table:table-cell table:formula="of:=ABS([.I93]-[.H93])/[.H93]" office:value-type="float" office:value="0.37874659400545">
            <text:p>0.37874659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1">
            <text:p>1</text:p>
          </table:table-cell>
          <table:table-cell table:formula="of:=[.E94]/5" office:value-type="float" office:value="0.2">
            <text:p>0.2</text:p>
          </table:table-cell>
          <table:table-cell table:number-columns-repeated="3"/>
          <table:table-cell table:style-name="ce1" table:formula="of:=AVERAGE([.J89:.J93])" office:value-type="float" office:value="0.710322806012619">
            <text:p>0.7103228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876">
            <text:p>876</text:p>
          </table:table-cell>
          <table:table-cell table:formula="of:=ABS([.I95]-[.H95])/[.H95]" office:value-type="float" office:value="0.520833333333333">
            <text:p>0.52083333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787">
            <text:p>787</text:p>
          </table:table-cell>
          <table:table-cell table:formula="of:=ABS([.I96]-[.H96])/[.H96]" office:value-type="float" office:value="0.307308970099668">
            <text:p>0.30730897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815">
            <text:p>815</text:p>
          </table:table-cell>
          <table:table-cell table:formula="of:=ABS([.I97]-[.H97])/[.H97]" office:value-type="float" office:value="0.856492027334852">
            <text:p>0.85649202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15">
            <text:p>815</text:p>
          </table:table-cell>
          <table:table-cell table:formula="of:=ABS([.I98]-[.H98])/[.H98]" office:value-type="float" office:value="0.0316455696202532">
            <text:p>0.03164556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780">
            <text:p>780</text:p>
          </table:table-cell>
          <table:table-cell table:formula="of:=ABS([.I99]-[.H99])/[.H99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0">
            <text:p>0</text:p>
          </table:table-cell>
          <table:table-cell table:style-name="ce1" table:formula="of:=[.E100]/21" office:value-type="float" office:value="0">
            <text:p>0</text:p>
          </table:table-cell>
          <table:table-cell table:number-columns-repeated="3"/>
          <table:table-cell table:style-name="ce1" table:formula="of:=AVERAGE([.J95:.J99])" office:value-type="float" office:value="0.543255980077621">
            <text:p>0.543255980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58">
            <text:p>58</text:p>
          </table:table-cell>
          <table:table-cell table:style-name="ce1" table:formula="of:=[.E101]/(4*21)" office:value-type="float" office:value="0.69047619047619">
            <text:p>0.6904761905</text:p>
          </table:table-cell>
          <table:table-cell table:number-columns-repeated="3"/>
          <table:table-cell table:formula="of:=AVERAGE([.J67:.J87];[.J45:.J65];[.J23:.J43];[.J1:.J21])" office:value-type="float" office:value="0.306757373150048">
            <text:p>0.3067573732</text:p>
          </table:table-cell>
          <table:table-cell table:number-columns-repeated="15"/>
        </table:table-row>
        <table:table-row table:style-name="ro1" table:number-rows-repeated="104847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18:27:18</dc:date>
    <meta:document-statistic meta:table-count="1" meta:cell-count="991" meta:object-count="0"/>
    <meta:generator>LibreOffice/4.0.3.3$Linux_x86 LibreOffice_project/400m0$Build-3</meta:generator>
  </office:meta>
</office:document-meta>
</file>